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CenturySchoolbook" svg:font-family="CenturySchoolbook" style:font-family-generic="roman"/>
    <style:font-face style:name="TimesNewRoman" svg:font-family="TimesNewRoman" style:font-family-generic="roman"/>
    <style:font-face style:name="TimesNewRoman,Bold" svg:font-family="'TimesNewRoman,Bold'" style:font-family-generic="roma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2.512cm" style:rel-column-width="9358*"/>
    </style:style>
    <style:style style:name="Table1.B" style:family="table-column">
      <style:table-column-properties style:column-width="2.514cm" style:rel-column-width="9364*"/>
    </style:style>
    <style:style style:name="Table1.E" style:family="table-column">
      <style:table-column-properties style:column-width="2.986cm" style:rel-column-width="11126*"/>
    </style:style>
    <style:style style:name="Table1.F" style:family="table-column">
      <style:table-column-properties style:column-width="3.03cm" style:rel-column-width="11290*"/>
    </style:style>
    <style:style style:name="Table1.G" style:family="table-column">
      <style:table-column-properties style:column-width="1.524cm" style:rel-column-width="567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none" fo:border-right="none" fo:border-top="0.05pt solid #000000" fo:border-bottom="0.05pt solid #000000"/>
    </style:style>
    <style:style style:name="Table1.G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none" fo:border-right="none" fo:border-top="none" fo:border-bottom="0.05pt solid #000000"/>
    </style:style>
    <style:style style:name="Table1.D2" style:family="table-cell" style:data-style-name="N0">
      <style:table-cell-properties fo:padding="0.097cm" fo:border-left="none" fo:border-right="none" fo:border-top="none" fo:border-bottom="0.05pt solid #000000"/>
    </style:style>
    <style:style style:name="Table1.G2" style:family="table-cell" style:data-style-name="N0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3.824cm" style:rel-column-width="14247*"/>
    </style:style>
    <style:style style:name="Table2.B" style:family="table-column">
      <style:table-column-properties style:column-width="2.591cm" style:rel-column-width="9654*"/>
    </style:style>
    <style:style style:name="Table2.C" style:family="table-column">
      <style:table-column-properties style:column-width="2.796cm" style:rel-column-width="10418*"/>
    </style:style>
    <style:style style:name="Table2.D" style:family="table-column">
      <style:table-column-properties style:column-width="1.976cm" style:rel-column-width="7361*"/>
    </style:style>
    <style:style style:name="Table2.E" style:family="table-column">
      <style:table-column-properties style:column-width="2.362cm" style:rel-column-width="8799*"/>
    </style:style>
    <style:style style:name="Table2.F" style:family="table-column">
      <style:table-column-properties style:column-width="2.258cm" style:rel-column-width="8413*"/>
    </style:style>
    <style:style style:name="Table2.G" style:family="table-column">
      <style:table-column-properties style:column-width="1.783cm" style:rel-column-width="664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2.E2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e2.G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2.067cm" style:rel-column-width="7703*"/>
    </style:style>
    <style:style style:name="Table3.B" style:family="table-column">
      <style:table-column-properties style:column-width="2.069cm" style:rel-column-width="7710*"/>
    </style:style>
    <style:style style:name="Table3.C" style:family="table-column">
      <style:table-column-properties style:column-width="2.281cm" style:rel-column-width="8497*"/>
    </style:style>
    <style:style style:name="Table3.D" style:family="table-column">
      <style:table-column-properties style:column-width="2.445cm" style:rel-column-width="9109*"/>
    </style:style>
    <style:style style:name="Table3.E" style:family="table-column">
      <style:table-column-properties style:column-width="3.082cm" style:rel-column-width="11482*"/>
    </style:style>
    <style:style style:name="Table3.F" style:family="table-column">
      <style:table-column-properties style:column-width="1.681cm" style:rel-column-width="6263*"/>
    </style:style>
    <style:style style:name="Table3.G" style:family="table-column">
      <style:table-column-properties style:column-width="2.344cm" style:rel-column-width="8733*"/>
    </style:style>
    <style:style style:name="Table3.H" style:family="table-column">
      <style:table-column-properties style:column-width="1.621cm" style:rel-column-width="603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G2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e3.H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2.198cm" style:rel-column-width="8191*"/>
    </style:style>
    <style:style style:name="Table4.H" style:family="table-column">
      <style:table-column-properties style:column-width="2.2cm" style:rel-column-width="819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H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H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4.841cm" fo:margin-left="1.272cm" fo:margin-right="1.476cm" table:align="margins"/>
    </style:style>
    <style:style style:name="Table5.A" style:family="table-column">
      <style:table-column-properties style:column-width="2.148cm" style:rel-column-width="9488*"/>
    </style:style>
    <style:style style:name="Table5.B" style:family="table-column">
      <style:table-column-properties style:column-width="2.125cm" style:rel-column-width="9387*"/>
    </style:style>
    <style:style style:name="Table5.C" style:family="table-column">
      <style:table-column-properties style:column-width="2.245cm" style:rel-column-width="9913*"/>
    </style:style>
    <style:style style:name="Table5.D" style:family="table-column">
      <style:table-column-properties style:column-width="1.79cm" style:rel-column-width="7902*"/>
    </style:style>
    <style:style style:name="Table5.E" style:family="table-column">
      <style:table-column-properties style:column-width="2.533cm" style:rel-column-width="11181*"/>
    </style:style>
    <style:style style:name="Table5.F" style:family="table-column">
      <style:table-column-properties style:column-width="2.771cm" style:rel-column-width="12233*"/>
    </style:style>
    <style:style style:name="Table5.G" style:family="table-column">
      <style:table-column-properties style:column-width="1.229cm" style:rel-column-width="5431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G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3.157cm" fo:margin-left="1.295cm" fo:margin-right="3.138cm" table:align="margins"/>
    </style:style>
    <style:style style:name="Table6.A" style:family="table-column">
      <style:table-column-properties style:column-width="1.78cm" style:rel-column-width="8865*"/>
    </style:style>
    <style:style style:name="Table6.B" style:family="table-column">
      <style:table-column-properties style:column-width="2.069cm" style:rel-column-width="10306*"/>
    </style:style>
    <style:style style:name="Table6.C" style:family="table-column">
      <style:table-column-properties style:column-width="2.092cm" style:rel-column-width="10420*"/>
    </style:style>
    <style:style style:name="Table6.E" style:family="table-column">
      <style:table-column-properties style:column-width="1.757cm" style:rel-column-width="8750*"/>
    </style:style>
    <style:style style:name="Table6.F" style:family="table-column">
      <style:table-column-properties style:column-width="1.226cm" style:rel-column-width="6106*"/>
    </style:style>
    <style:style style:name="Table6.G" style:family="table-column">
      <style:table-column-properties style:column-width="2.454cm" style:rel-column-width="12223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G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6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style:text-autospace="none"/>
      <style:text-properties style:font-name="Comic Sans MS" fo:font-size="16pt" fo:language="es" fo:country="ES" fo:font-weight="bold" style:font-name-asian="TimesNewRoman" style:font-size-asian="16pt" style:font-weight-asian="bold" style:font-name-complex="TimesNewRoman" style:font-size-complex="16pt" style:font-weight-complex="bold"/>
    </style:style>
    <style:style style:name="P2" style:family="paragraph" style:parent-style-name="Standard">
      <style:paragraph-properties fo:text-align="justify" style:justify-single-word="false" style:text-autospace="none"/>
      <style:text-properties style:font-name="arial" fo:font-size="10.5pt" fo:language="es" fo:country="ES" style:font-name-asian="TimesNewRoman" style:font-size-asian="10.5pt" style:font-name-complex="TimesNewRoman" style:font-size-complex="10.5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" fo:font-size="10.5pt" fo:language="es" fo:country="ES" style:font-name-asian="TimesNewRoman" style:font-size-asian="10.5pt" style:font-name-complex="TimesNewRoman" style:font-size-complex="10.5pt"/>
    </style:style>
    <style:style style:name="P4" style:family="paragraph" style:parent-style-name="Standard">
      <style:paragraph-properties style:text-autospace="none"/>
      <style:text-properties style:font-name="arial" fo:font-size="10.5pt" fo:language="es" fo:country="ES" style:font-name-asian="TimesNewRoman" style:font-size-asian="10.5pt" style:font-name-complex="TimesNewRoman" style:font-size-complex="10.5pt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arial" fo:font-size="10.5pt" fo:language="es" fo:country="ES" style:font-name-asian="CenturySchoolbook" style:font-size-asian="10.5pt" style:font-name-complex="CenturySchoolbook" style:font-size-complex="10.5pt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arial" fo:font-size="10.5pt" fo:language="es" fo:country="ES" style:font-name-asian="TimesNewRoman,Bold" style:font-size-asian="10.5pt" style:font-name-complex="TimesNewRoman,Bold" style:font-size-complex="10.5pt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arial" fo:font-size="10.5pt" style:font-size-asian="10.5pt" style:font-size-complex="10.5pt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arial" fo:font-size="9pt" fo:language="es" fo:country="ES" style:font-name-asian="TimesNewRoman,Bold" style:font-size-asian="9pt" style:font-name-complex="TimesNewRoman,Bold" style:font-size-complex="9pt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arial" fo:font-size="9pt" fo:language="es" fo:country="ES" style:font-name-asian="TimesNewRoman" style:font-size-asian="9pt" style:font-name-complex="TimesNewRoman" style:font-size-complex="9pt"/>
    </style:style>
    <style:style style:name="P10" style:family="paragraph" style:parent-style-name="Standard"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9pt" fo:language="es" fo:country="ES" style:font-name-asian="TimesNewRoman,Bold" style:font-size-asian="9pt" style:font-name-complex="TimesNewRoman,Bold" style:font-size-complex="9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9pt" fo:language="es" fo:country="ES" style:font-name-asian="TimesNewRoman" style:font-size-asian="9pt" style:font-name-complex="TimesNewRoman" style:font-size-complex="9pt"/>
    </style:style>
    <style:style style:name="P13" style:family="paragraph" style:parent-style-name="Standard">
      <style:paragraph-properties fo:margin-left="1.251cm" fo:margin-right="0cm" fo:text-align="start" style:justify-single-word="false" fo:text-indent="0cm" style:auto-text-indent="false" style:text-autospace="none"/>
      <style:text-properties style:font-name="arial" fo:font-size="10.5pt" fo:language="es" fo:country="ES" style:font-name-asian="TimesNewRoman" style:font-size-asian="10.5pt" style:font-name-complex="TimesNewRoman" style:font-size-complex="10.5pt"/>
    </style:style>
    <style:style style:name="P14" style:family="paragraph" style:parent-style-name="Standard" style:list-style-name="L1">
      <style:paragraph-properties fo:text-align="start" style:justify-single-word="false" style:text-autospace="none"/>
      <style:text-properties style:font-name="arial" fo:font-size="10.5pt" fo:language="es" fo:country="ES" style:font-name-asian="CenturySchoolbook" style:font-size-asian="10.5pt" style:font-name-complex="CenturySchoolbook" style:font-size-complex="10.5pt"/>
    </style:style>
    <style:style style:name="P15" style:family="paragraph" style:parent-style-name="Standard" style:list-style-name="L2">
      <style:paragraph-properties fo:text-align="start" style:justify-single-word="false" style:text-autospace="none"/>
      <style:text-properties style:font-name="arial" fo:font-size="10.5pt" fo:language="es" fo:country="ES" style:font-name-asian="TimesNewRoman" style:font-size-asian="10.5pt" style:font-name-complex="TimesNewRoman" style:font-size-complex="10.5pt"/>
    </style:style>
    <style:style style:name="P16" style:family="paragraph" style:parent-style-name="Standard" style:list-style-name="L3">
      <style:paragraph-properties fo:text-align="start" style:justify-single-word="false" style:text-autospace="none"/>
      <style:text-properties style:font-name="arial" fo:font-size="10.5pt" fo:language="es" fo:country="ES" style:font-name-asian="TimesNewRoman" style:font-size-asian="10.5pt" style:font-name-complex="TimesNewRoman" style:font-size-complex="10.5pt"/>
    </style:style>
    <style:style style:name="P17" style:family="paragraph" style:parent-style-name="Standard" style:list-style-name="L4">
      <style:paragraph-properties fo:text-align="start" style:justify-single-word="false" style:text-autospace="none"/>
      <style:text-properties style:font-name="arial" fo:font-size="10.5pt" fo:language="es" fo:country="ES" style:font-name-asian="TimesNewRoman" style:font-size-asian="10.5pt" style:font-name-complex="TimesNewRoman" style:font-size-complex="10.5pt"/>
    </style:style>
    <style:style style:name="P18" style:family="paragraph" style:parent-style-name="Standard" style:list-style-name="L5">
      <style:paragraph-properties fo:text-align="start" style:justify-single-word="false" style:text-autospace="none"/>
      <style:text-properties style:font-name="arial" fo:font-size="10.5pt" fo:language="es" fo:country="ES" style:font-name-asian="TimesNewRoman" style:font-size-asian="10.5pt" style:font-name-complex="TimesNewRoman" style:font-size-complex="10.5pt"/>
    </style:style>
    <style:style style:name="P19" style:family="paragraph" style:parent-style-name="Standard" style:list-style-name="L1">
      <style:paragraph-properties fo:text-align="start" style:justify-single-word="false" style:text-autospace="none"/>
      <style:text-properties style:font-name="arial" fo:font-size="10.5pt" style:font-size-asian="10.5pt" style:font-size-complex="10.5pt"/>
    </style:style>
    <style:style style:name="P20" style:family="paragraph" style:parent-style-name="Standard" style:list-style-name="L4">
      <style:paragraph-properties fo:text-align="start" style:justify-single-word="false" style:text-autospace="none"/>
      <style:text-properties style:font-name="arial" fo:font-size="10.5pt" style:font-size-asian="10.5pt" style:font-size-complex="10.5pt"/>
    </style:style>
    <style:style style:name="T1" style:family="text">
      <style:text-properties style:font-name-asian="TimesNewRoman" style:font-name-complex="TimesNewRoman"/>
    </style:style>
    <style:style style:name="T2" style:family="text">
      <style:text-properties fo:language="es" fo:country="ES" style:font-name-asian="TimesNewRoman" style:font-name-complex="TimesNewRoman"/>
    </style:style>
    <style:style style:name="T3" style:family="text">
      <style:text-properties fo:language="es" fo:country="ES" style:font-name-asian="CenturySchoolbook" style:font-name-complex="CenturySchoolbook"/>
    </style:style>
    <style:style style:name="T4" style:family="text">
      <style:text-properties fo:language="es" fo:country="ES" fo:font-weight="bold" style:font-name-asian="CenturySchoolbook" style:font-weight-asian="bold" style:font-name-complex="CenturySchoolbook" style:font-weight-complex="bold"/>
    </style:style>
    <style:style style:name="T5" style:family="text">
      <style:text-properties style:font-name-asian="TimesNewRoman,Bold" style:font-name-complex="TimesNewRoman,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name-asian="TimesNewRoman,Bold" style:font-weight-asian="bold" style:font-name-complex="TimesNewRoman,Bold" style:font-weight-complex="bold"/>
    </style:style>
    <style:style style:name="T8" style:family="text">
      <style:text-properties officeooo:rsid="00033e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 text:consecutive-numbering="true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ADEMIA</text:p>
      <text:p text:style-name="P2"/>
      <text:p text:style-name="P2">Se desea tener una base de datos con la siguiente información acerca de los alumnos de una academia de idiomas donde se imparten varios cursos. Se desea guardar: </text:p>
      <text:list xml:id="list432541934" text:style-name="L1">
        <text:list-item>
          <text:p text:style-name="P14"><text:span text:style-name="T1">Información acerca de los </text:span><text:span text:style-name="T5">alumnos</text:span><text:span text:style-name="T1">, que constará de su nombre y apellidos, un código único para cada alumno, su dirección, fecha de nacimiento y sexo (‘H’ o ‘M’).</text:span></text:p>
        </text:list-item>
        <text:list-item>
          <text:p text:style-name="P14"><text:span text:style-name="T1">Estos alumnos estarán matriculados en un sólo </text:span><text:span text:style-name="T5">curso </text:span><text:span text:style-name="T1">cada uno. Cada curso tendrá un nombre, un código único que lo identifica, el número máximo de alumnos recomendado, un profesor, la fecha de inicio y de finalización del curso y el número de horas del curso.</text:span></text:p>
        </text:list-item>
        <text:list-item>
          <text:p text:style-name="P19"><text:span text:style-name="T2">Los </text:span>profesores <text:span text:style-name="T2">tendrán una ficha en la academia donde se especifican sus datos personales y los datos del contrato. Es decir, nombre, DNI, dirección, titulación, cuota por hora.</text:span></text:p>
        </text:list-item>
      </text:list>
      <text:p text:style-name="P3">Se pide:</text:p>
      <text:list xml:id="list1145231298" text:style-name="L2">
        <text:list-item>
          <text:p text:style-name="P15">Generar las siguientes tablas para guardar esta información</text:p>
        </text:list-item>
      </text:list>
      <text:p text:style-name="P7"><text:span text:style-name="T3"><text:tab/></text:span><text:span text:style-name="T4">ALUMNOS</text:span><text:span text:style-name="T3"> ( nombre, apellido1, apellido2, <text:s/># dni, direccion, sexo, <text:s/>fecha_nacimiento, curso)</text:span></text:p>
      <text:p text:style-name="P3"><text:tab/><text:tab/>PK(dni)</text:p>
      <text:p text:style-name="P3"><text:tab/><text:tab/>FK(curso/CURSOS(cod_curso))</text:p>
      <text:p text:style-name="P5"><text:span text:style-name="T5"><text:tab/></text:span><text:span text:style-name="T7">CURSOS</text:span><text:span text:style-name="T5"> (</text:span><text:span text:style-name="T1">nombre_curso, #cod_curso, dni_profesor, maximo_alumnos, fecha_inicio,</text:span></text:p>
      <text:p text:style-name="P3"><text:tab/><text:tab/> <text:s text:c="4"/>fecha_fin, <text:s/>num_horas)</text:p>
      <text:p text:style-name="P3"><text:tab/><text:tab/>PK(cod_curso)</text:p>
      <text:p text:style-name="P3"><text:tab/><text:tab/>FK(dni_profesor/PROFESORES(dni))</text:p>
      <text:p text:style-name="P5"><text:span text:style-name="T5"><text:tab/></text:span><text:span text:style-name="T7">PROFESORES</text:span><text:span text:style-name="T5"> (</text:span><text:span text:style-name="T1">nombre, apellido1,apellido2,#dni,direccion, titulo,gana)</text:span></text:p>
      <text:p text:style-name="P3"><text:tab/><text:tab/>PK(dni)</text:p>
      <text:p text:style-name="P5"/>
      <text:list xml:id="list115007399841395" text:continue-numbering="true" text:style-name="L2">
        <text:list-item>
          <text:p text:style-name="P15">Insertar las siguientes tuplas:</text:p>
        </text:list-item>
      </text:list>
      <text:p text:style-name="P6">Tabla <text:span text:style-name="T6">PROFESORES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8">NOMBRE </text:p>
          </table:table-cell>
          <table:table-cell table:style-name="Table1.B1" office:value-type="string">
            <text:p text:style-name="P8">APELLIDO1</text:p>
          </table:table-cell>
          <table:table-cell table:style-name="Table1.B1" office:value-type="string">
            <text:p text:style-name="P8">APELLIDO2</text:p>
          </table:table-cell>
          <table:table-cell table:style-name="Table1.B1" office:value-type="string">
            <text:p text:style-name="P8">DNI</text:p>
          </table:table-cell>
          <table:table-cell table:style-name="Table1.B1" office:value-type="string">
            <text:p text:style-name="P8">DIRECCION</text:p>
          </table:table-cell>
          <table:table-cell table:style-name="Table1.B1" office:value-type="string">
            <text:p text:style-name="P8">TITULO</text:p>
          </table:table-cell>
          <table:table-cell table:style-name="Table1.G1" office:value-type="string">
            <text:p text:style-name="P8">GANA</text:p>
          </table:table-cell>
        </table:table-row>
        <table:table-row>
          <table:table-cell table:style-name="Table1.A2" office:value-type="string">
            <text:p text:style-name="P9">Juan </text:p>
          </table:table-cell>
          <table:table-cell table:style-name="Table1.B2" office:value-type="string">
            <text:p text:style-name="P9">Arch </text:p>
          </table:table-cell>
          <table:table-cell table:style-name="Table1.B2" office:value-type="string">
            <text:p text:style-name="P9">López </text:p>
          </table:table-cell>
          <table:table-cell table:style-name="Table1.D2" office:value-type="float" office:value="32432455">
            <text:p text:style-name="P9">32432455</text:p>
          </table:table-cell>
          <table:table-cell table:style-name="Table1.B2" office:value-type="string">
            <text:p text:style-name="P9">Puerta Negra, 4 </text:p>
          </table:table-cell>
          <table:table-cell table:style-name="Table1.B2" office:value-type="string">
            <text:p text:style-name="P9">Ing. Informática </text:p>
          </table:table-cell>
          <table:table-cell table:style-name="Table1.G2" office:value-type="float" office:value="7500">
            <text:p text:style-name="P9">7500</text:p>
          </table:table-cell>
        </table:table-row>
        <table:table-row>
          <table:table-cell table:style-name="Table1.A2" office:value-type="string">
            <text:p text:style-name="P9">María</text:p>
          </table:table-cell>
          <table:table-cell table:style-name="Table1.B2" office:value-type="string">
            <text:p text:style-name="P9">Oliva</text:p>
          </table:table-cell>
          <table:table-cell table:style-name="Table1.B2" office:value-type="string">
            <text:p text:style-name="P9">Rubio</text:p>
          </table:table-cell>
          <table:table-cell table:style-name="Table1.D2" office:value-type="float" office:value="43215643">
            <text:p text:style-name="P9">43215643</text:p>
          </table:table-cell>
          <table:table-cell table:style-name="Table1.B2" office:value-type="string">
            <text:p text:style-name="P9">Juan Alfonso 32</text:p>
          </table:table-cell>
          <table:table-cell table:style-name="Table1.B2" office:value-type="string">
            <text:p text:style-name="P9"><text:s/>Lda. Fil. Inglesa </text:p>
          </table:table-cell>
          <table:table-cell table:style-name="Table1.G2" office:value-type="float" office:value="5400">
            <text:p text:style-name="P9">5400</text:p>
          </table:table-cell>
        </table:table-row>
      </table:table>
      <text:p text:style-name="P6"/>
      <text:p text:style-name="P6">Tabla <text:span text:style-name="T6">CURSO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8">NOMBRE_CURSO</text:p>
          </table:table-cell>
          <table:table-cell table:style-name="Table2.A1" office:value-type="string">
            <text:p text:style-name="P8">COD_CURSO</text:p>
          </table:table-cell>
          <table:table-cell table:style-name="Table2.A1" office:value-type="string">
            <text:p text:style-name="P8">DNI_PROF</text:p>
          </table:table-cell>
          <table:table-cell table:style-name="Table2.A1" office:value-type="string">
            <text:p text:style-name="P8">MAX_ALU</text:p>
          </table:table-cell>
          <table:table-cell table:style-name="Table2.A1" office:value-type="string">
            <text:p text:style-name="P8">FECHA_INI</text:p>
          </table:table-cell>
          <table:table-cell table:style-name="Table2.A1" office:value-type="string">
            <text:p text:style-name="P8">FECHA_FIN</text:p>
          </table:table-cell>
          <table:table-cell table:style-name="Table2.G1" office:value-type="string">
            <text:p text:style-name="P8">NUM_HORAS</text:p>
          </table:table-cell>
        </table:table-row>
        <table:table-row>
          <table:table-cell table:style-name="Table2.A2" office:value-type="string">
            <text:p text:style-name="P9">Inglés Básico</text:p>
          </table:table-cell>
          <table:table-cell table:style-name="Table2.B2" office:value-type="float" office:value="1">
            <text:p text:style-name="P9">1</text:p>
          </table:table-cell>
          <table:table-cell table:style-name="Table2.B2" office:value-type="float" office:value="43215643">
            <text:p text:style-name="P9">43215643</text:p>
          </table:table-cell>
          <table:table-cell table:style-name="Table2.B2" office:value-type="float" office:value="15">
            <text:p text:style-name="P9">15</text:p>
          </table:table-cell>
          <table:table-cell table:style-name="Table2.E2" office:value-type="date" office:date-value="2000-11-01">
            <text:p text:style-name="P9">01/11/00</text:p>
          </table:table-cell>
          <table:table-cell table:style-name="Table2.A2" office:value-type="string">
            <text:p text:style-name="P9">22-DIC-00</text:p>
          </table:table-cell>
          <table:table-cell table:style-name="Table2.G2" office:value-type="float" office:value="120">
            <text:p text:style-name="P9">120</text:p>
          </table:table-cell>
        </table:table-row>
        <table:table-row>
          <table:table-cell table:style-name="Table2.A2" office:value-type="string">
            <text:p text:style-name="P9">Administración Linux</text:p>
          </table:table-cell>
          <table:table-cell table:style-name="Table2.B2" office:value-type="float" office:value="2">
            <text:p text:style-name="P9">2</text:p>
          </table:table-cell>
          <table:table-cell table:style-name="Table2.B2" office:value-type="float" office:value="32432455">
            <text:p text:style-name="P9">32432455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>01-SEPT-00</text:p>
          </table:table-cell>
          <table:table-cell table:style-name="Table2.A2" office:value-type="string">
            <text:p text:style-name="P10"/>
          </table:table-cell>
          <table:table-cell table:style-name="Table2.G2" office:value-type="float" office:value="80">
            <text:p text:style-name="P9">80</text:p>
          </table:table-cell>
        </table:table-row>
      </table:table>
      <text:p text:style-name="P6"/>
      <text:p text:style-name="P6">Tabla ALUMNO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8">NOMBRE</text:p>
          </table:table-cell>
          <table:table-cell table:style-name="Table3.A1" office:value-type="string">
            <text:p text:style-name="P8">APELLIDO1</text:p>
          </table:table-cell>
          <table:table-cell table:style-name="Table3.A1" office:value-type="string">
            <text:p text:style-name="P8">APELLIDO2</text:p>
          </table:table-cell>
          <table:table-cell table:style-name="Table3.A1" office:value-type="string">
            <text:p text:style-name="P8">DNI</text:p>
          </table:table-cell>
          <table:table-cell table:style-name="Table3.A1" office:value-type="string">
            <text:p text:style-name="P8">DIRECCION</text:p>
          </table:table-cell>
          <table:table-cell table:style-name="Table3.A1" office:value-type="string">
            <text:p text:style-name="P8">SEXO</text:p>
          </table:table-cell>
          <table:table-cell table:style-name="Table3.A1" office:value-type="string">
            <text:p text:style-name="P8">FECHA_NAC</text:p>
          </table:table-cell>
          <table:table-cell table:style-name="Table3.H1" office:value-type="string">
            <text:p text:style-name="P8">CURSO</text:p>
          </table:table-cell>
        </table:table-row>
        <table:table-row>
          <table:table-cell table:style-name="Table3.A2" office:value-type="string">
            <text:p text:style-name="P9">Lucas</text:p>
          </table:table-cell>
          <table:table-cell table:style-name="Table3.A2" office:value-type="string">
            <text:p text:style-name="P9">Manilva</text:p>
          </table:table-cell>
          <table:table-cell table:style-name="Table3.A2" office:value-type="string">
            <text:p text:style-name="P9">López</text:p>
          </table:table-cell>
          <table:table-cell table:style-name="Table3.D2" office:value-type="float" office:value="123523">
            <text:p text:style-name="P9">123523</text:p>
          </table:table-cell>
          <table:table-cell table:style-name="Table3.A2" office:value-type="string">
            <text:p text:style-name="P9">Alhamar, 3</text:p>
          </table:table-cell>
          <table:table-cell table:style-name="Table3.A2" office:value-type="string">
            <text:p text:style-name="P9">V</text:p>
          </table:table-cell>
          <table:table-cell table:style-name="Table3.G2" office:value-type="date" office:date-value="1979-11-01">
            <text:p text:style-name="P9">01/11/79</text:p>
          </table:table-cell>
          <table:table-cell table:style-name="Table3.H2" office:value-type="float" office:value="1">
            <text:p text:style-name="P9">1</text:p>
          </table:table-cell>
        </table:table-row>
        <table:table-row>
          <table:table-cell table:style-name="Table3.A2" office:value-type="string">
            <text:p text:style-name="P9">Antonia</text:p>
          </table:table-cell>
          <table:table-cell table:style-name="Table3.A2" office:value-type="string">
            <text:p text:style-name="P9">López</text:p>
          </table:table-cell>
          <table:table-cell table:style-name="Table3.A2" office:value-type="string">
            <text:p text:style-name="P9">Alcantara</text:p>
          </table:table-cell>
          <table:table-cell table:style-name="Table3.D2" office:value-type="float" office:value="2567567">
            <text:p text:style-name="P9">2567567</text:p>
          </table:table-cell>
          <table:table-cell table:style-name="Table3.A2" office:value-type="string">
            <text:p text:style-name="P9">Maniquí, 21</text:p>
          </table:table-cell>
          <table:table-cell table:style-name="Table3.A2" office:value-type="string">
            <text:p text:style-name="P9">M</text:p>
          </table:table-cell>
          <table:table-cell table:style-name="Table3.D2">
            <text:p text:style-name="P9"/>
          </table:table-cell>
          <table:table-cell table:style-name="Table3.H2" office:value-type="float" office:value="2">
            <text:p text:style-name="P9">2</text:p>
          </table:table-cell>
        </table:table-row>
        <table:table-row>
          <table:table-cell table:style-name="Table3.A2" office:value-type="string">
            <text:p text:style-name="P9">Manuel</text:p>
          </table:table-cell>
          <table:table-cell table:style-name="Table3.A2" office:value-type="string">
            <text:p text:style-name="P9">Alcantara</text:p>
          </table:table-cell>
          <table:table-cell table:style-name="Table3.A2" office:value-type="string">
            <text:p text:style-name="P9">Pedrós</text:p>
          </table:table-cell>
          <table:table-cell table:style-name="Table3.D2" office:value-type="float" office:value="3123689">
            <text:p text:style-name="P9">3123689</text:p>
          </table:table-cell>
          <table:table-cell table:style-name="Table3.A2" office:value-type="string">
            <text:p text:style-name="P9">Julian, 2</text:p>
          </table:table-cell>
          <table:table-cell table:style-name="Table3.D2" office:value-type="float" office:value="2">
            <text:p text:style-name="P9">2</text:p>
          </table:table-cell>
          <table:table-cell table:style-name="Table3.A2" office:value-type="string">
            <text:p text:style-name="P10"/>
          </table:table-cell>
          <table:table-cell table:style-name="Table3.H2" office:value-type="float" office:value="1">
            <text:p text:style-name="P10">1</text:p>
          </table:table-cell>
        </table:table-row>
        <table:table-row>
          <table:table-cell table:style-name="Table3.A2" office:value-type="string">
            <text:p text:style-name="P9">José</text:p>
          </table:table-cell>
          <table:table-cell table:style-name="Table3.A2" office:value-type="string">
            <text:p text:style-name="P9">Pérez</text:p>
          </table:table-cell>
          <table:table-cell table:style-name="Table3.A2" office:value-type="string">
            <text:p text:style-name="P9">Caballar</text:p>
          </table:table-cell>
          <table:table-cell table:style-name="Table3.D2" office:value-type="float" office:value="4896765">
            <text:p text:style-name="P9">4896765</text:p>
          </table:table-cell>
          <table:table-cell table:style-name="Table3.A2" office:value-type="string">
            <text:p text:style-name="P9">Jarcha,5 </text:p>
          </table:table-cell>
          <table:table-cell table:style-name="Table3.A2" office:value-type="string">
            <text:p text:style-name="P9">V</text:p>
          </table:table-cell>
          <table:table-cell table:style-name="Table3.G2" office:value-type="date" office:date-value="1977-02-03">
            <text:p text:style-name="P9">03/02/77</text:p>
          </table:table-cell>
          <table:table-cell table:style-name="Table3.H2" office:value-type="float" office:value="3">
            <text:p text:style-name="P9">3</text:p>
          </table:table-cell>
        </table:table-row>
      </table:table>
      <text:p text:style-name="P3"/>
      <text:p text:style-name="P3"/>
      <text:p text:style-name="P3"/>
      <text:list xml:id="list3595938777" text:style-name="L3">
        <text:list-item>
          <text:p text:style-name="P16">Insertar la siguiente tupla en ALUMNOS:</text:p>
          <text:p text:style-name="P16"/>
        </text:list-item>
      </text:list>
      <table:table table:name="Table4" table:style-name="Table4">
        <table:table-column table:style-name="Table4.A" table:number-columns-repeated="7"/>
        <table:table-column table:style-name="Table4.H"/>
        <table:table-row>
          <table:table-cell table:style-name="Table4.A1" office:value-type="string">
            <text:p text:style-name="P8">NOMBRE</text:p>
          </table:table-cell>
          <table:table-cell table:style-name="Table4.A1" office:value-type="string">
            <text:p text:style-name="P8">APELLIDO1</text:p>
          </table:table-cell>
          <table:table-cell table:style-name="Table4.A1" office:value-type="string">
            <text:p text:style-name="P8">APELLIDO2</text:p>
          </table:table-cell>
          <table:table-cell table:style-name="Table4.A1" office:value-type="string">
            <text:p text:style-name="P8">DNI</text:p>
          </table:table-cell>
          <table:table-cell table:style-name="Table4.A1" office:value-type="string">
            <text:p text:style-name="P8">DIRECC</text:p>
          </table:table-cell>
          <table:table-cell table:style-name="Table4.A1" office:value-type="string">
            <text:p text:style-name="P8">SEXO</text:p>
          </table:table-cell>
          <table:table-cell table:style-name="Table4.A1" office:value-type="string">
            <text:p text:style-name="P8">FECHA_NAC</text:p>
          </table:table-cell>
          <table:table-cell table:style-name="Table4.H1" office:value-type="string">
            <text:p text:style-name="P8">CURSO</text:p>
          </table:table-cell>
        </table:table-row>
        <table:table-row>
          <table:table-cell table:style-name="Table4.A2" office:value-type="string">
            <text:p text:style-name="P9">Sergio</text:p>
          </table:table-cell>
          <table:table-cell table:style-name="Table4.A2" office:value-type="string">
            <text:p text:style-name="P9">Navas</text:p>
          </table:table-cell>
          <table:table-cell table:style-name="Table4.A2" office:value-type="string">
            <text:p text:style-name="P9">Retal</text:p>
          </table:table-cell>
          <table:table-cell table:style-name="Table4.D2" office:value-type="float" office:value="123523">
            <text:p text:style-name="P9">123523</text:p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>P</text:p>
          </table:table-cell>
          <table:table-cell table:style-name="Table4.A2" office:value-type="string">
            <text:p text:style-name="P10"/>
          </table:table-cell>
          <table:table-cell table:style-name="Table4.H2" office:value-type="float" office:value="1">
            <text:p text:style-name="P10">1</text:p>
          </table:table-cell>
        </table:table-row>
      </table:table>
      <text:list xml:id="list760480320" text:style-name="L4">
        <text:list-header>
          <text:p text:style-name="P17"/>
        </text:list-header>
        <text:list-item>
          <text:p text:style-name="P20"><text:span text:style-name="T2">Insertar las siguientes tup</text:span>la en la tabla profesores:</text:p>
          <text:p text:style-name="P17"/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ext:soft-page-break/>
        <table:table-row>
          <table:table-cell table:style-name="Table5.A1" office:value-type="string">
            <text:p text:style-name="P8">NOMBRE</text:p>
          </table:table-cell>
          <table:table-cell table:style-name="Table5.A1" office:value-type="string">
            <text:p text:style-name="P8">APELLIDO1</text:p>
          </table:table-cell>
          <table:table-cell table:style-name="Table5.A1" office:value-type="string">
            <text:p text:style-name="P8">APELLIDO2</text:p>
          </table:table-cell>
          <table:table-cell table:style-name="Table5.A1" office:value-type="string">
            <text:p text:style-name="P8">DNI</text:p>
          </table:table-cell>
          <table:table-cell table:style-name="Table5.A1" office:value-type="string">
            <text:p text:style-name="P8">DIRECCION</text:p>
          </table:table-cell>
          <table:table-cell table:style-name="Table5.A1" office:value-type="string">
            <text:p text:style-name="P8">TITULO</text:p>
          </table:table-cell>
          <table:table-cell table:style-name="Table5.G1" office:value-type="string">
            <text:p text:style-name="P8">GANA</text:p>
          </table:table-cell>
        </table:table-row>
        <table:table-row>
          <table:table-cell table:style-name="Table5.A2" office:value-type="string">
            <text:p text:style-name="P9">Juan</text:p>
          </table:table-cell>
          <table:table-cell table:style-name="Table5.A2" office:value-type="string">
            <text:p text:style-name="P9">Arch</text:p>
          </table:table-cell>
          <table:table-cell table:style-name="Table5.A2" office:value-type="string">
            <text:p text:style-name="P9">López</text:p>
          </table:table-cell>
          <table:table-cell table:style-name="Table5.D2" office:value-type="float" office:value="32432455">
            <text:p text:style-name="P9">32432455</text:p>
          </table:table-cell>
          <table:table-cell table:style-name="Table5.A2" office:value-type="string">
            <text:p text:style-name="P9">Puerta Negra, 4</text:p>
          </table:table-cell>
          <table:table-cell table:style-name="Table5.A2" office:value-type="string">
            <text:p text:style-name="P9">Ing. Informática</text:p>
          </table:table-cell>
          <table:table-cell table:style-name="Table5.G2" office:value-type="string">
            <text:p text:style-name="P9">NULL</text:p>
          </table:table-cell>
        </table:table-row>
      </table:table>
      <text:p text:style-name="P3"/>
      <text:list xml:id="list2961519255" text:style-name="L5">
        <text:list-header>
          <text:p text:style-name="P18">5.- Insertar la siguiente tupla en la tabla estudiante</text:p>
        </text:list-header>
      </text:list>
      <text:p text:style-name="P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A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P11">NOMBRE</text:p>
          </table:table-cell>
          <table:table-cell table:style-name="Table6.A1" office:value-type="string">
            <text:p text:style-name="P11">APELLIDO1</text:p>
          </table:table-cell>
          <table:table-cell table:style-name="Table6.A1" office:value-type="string">
            <text:p text:style-name="P11">APELLIDO2</text:p>
          </table:table-cell>
          <table:table-cell table:style-name="Table6.A1" office:value-type="string">
            <text:p text:style-name="P11">DNI</text:p>
          </table:table-cell>
          <table:table-cell table:style-name="Table6.A1" office:value-type="string">
            <text:p text:style-name="P11">DIRECC</text:p>
          </table:table-cell>
          <table:table-cell table:style-name="Table6.A1" office:value-type="string">
            <text:p text:style-name="P11">SEXO</text:p>
          </table:table-cell>
          <table:table-cell table:style-name="Table6.G1" office:value-type="string">
            <text:p text:style-name="P11">FECHA_NAC</text:p>
          </table:table-cell>
        </table:table-row>
        <table:table-row>
          <table:table-cell table:style-name="Table6.A2" office:value-type="string">
            <text:p text:style-name="P12">María</text:p>
          </table:table-cell>
          <table:table-cell table:style-name="Table6.A2" office:value-type="string">
            <text:p text:style-name="P12">Jaén</text:p>
          </table:table-cell>
          <table:table-cell table:style-name="Table6.A2" office:value-type="string">
            <text:p text:style-name="P12">Sevilla</text:p>
          </table:table-cell>
          <table:table-cell table:style-name="Table6.D2" office:value-type="float" office:value="789678">
            <text:p text:style-name="P12">789678</text:p>
          </table:table-cell>
          <table:table-cell table:style-name="Table6.A2" office:value-type="string">
            <text:p text:style-name="P12">Martos, 5</text:p>
          </table:table-cell>
          <table:table-cell table:style-name="Table6.A2" office:value-type="string">
            <text:p text:style-name="P12">M</text:p>
          </table:table-cell>
          <table:table-cell table:style-name="Table6.G2" office:value-type="string">
            <text:p text:style-name="P12"/>
          </table:table-cell>
        </table:table-row>
      </table:table>
      <text:p text:style-name="P3"/>
      <text:p text:style-name="P13">6.- La fecha de nacimiento de Antonia López está equivocada. La verdadera es 23 de diciembre de 1976.</text:p>
      <text:p text:style-name="P13">7.- <text:s/>Cambiar a Antonia López al curso de código 5.</text:p>
      <text:p text:style-name="P13">8.- Eliminar la profesora Laura Jiménez</text:p>
      <text:p text:style-name="P13">9.- Crear una tabla de uso temporal llamada NOMBRE DE ALUMNOS que tenga un solo atributo (NOMBRE_COMPLETO) de tipo cadena de caracteres y con el contenido de la tabla alumnos en esos campos. Observe que no hay restricción de clave primaria para esta tabla.</text:p>
      <text:p text:style-name="P13">10.- Borrar el curso con código 1.</text:p>
      <text:p text:style-name="P13">11.- <text:s/>Añadir un campo llamado numero_alumnos en la tabla curso, y modificar este campo con los valores adecuados.</text:p>
      <text:p text:style-name="P13">12.- Modificar la fecha de nacimiento a 01/01/2012 en aquellos alumnos que no tengan fecha de nacimiento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pan text:style-name="T5">NOTA: </text:span>Algunos ejercicios tienen errores que debe probar (para ver el tipo y mensaje del error) y corregir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/>
    <style:font-face style:name="CenturySchoolbook" svg:font-family="CenturySchoolbook" style:font-family-generic="roman"/>
    <style:font-face style:name="TimesNewRoman" svg:font-family="TimesNewRoman" style:font-family-generic="roman"/>
    <style:font-face style:name="TimesNewRoman,Bold" svg:font-family="'TimesNewRoman,Bold'" style:font-family-generic="roma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ortatil </meta:initial-creator>
    <meta:creation-date>2012-02-13T22:47:39</meta:creation-date>
    <dc:date>2020-12-10T11:50:06.125324363</dc:date>
    <meta:editing-duration>PT1H6M48S</meta:editing-duration>
    <meta:editing-cycles>7</meta:editing-cycles>
    <meta:generator>LibreOffice/6.4.6.2$Linux_X86_64 LibreOffice_project/40$Build-2</meta:generator>
    <meta:document-statistic meta:table-count="6" meta:image-count="0" meta:object-count="0" meta:page-count="2" meta:paragraph-count="150" meta:word-count="481" meta:character-count="3021" meta:non-whitespace-character-count="2662"/>
  </office:meta>
</office:document-meta>
</file>